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8abe"/>
    </style:style>
    <style:style style:name="T1" style:family="text">
      <style:text-properties officeooo:rsid="0019e8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view:<text:span text:style-name="T1">ID:63368377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6:32:35.193891249</meta:creation-date>
    <dc:date>2013-12-16T16:36:01.097027492</dc:date>
    <meta:editing-duration>P0D</meta:editing-duration>
    <meta:editing-cycles>2</meta:editing-cycles>
    <meta:generator>LibreOffice/4.1.2.3$Linux_X86_64 LibreOffice_project/410m0$Build-3</meta:generator>
    <meta:document-statistic meta:table-count="0" meta:image-count="0" meta:object-count="0" meta:page-count="1" meta:paragraph-count="1" meta:word-count="1" meta:character-count="21" meta:non-whitespace-character-count="21"/>
  </office:meta>
</office:document-meta>
</file>